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HIDALG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2689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6597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DRIGUEZ CAVERO, EDER JUS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981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RELLANO VALDEZ, MARGOT GABRIEL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499104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20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8/11/2021</text:p>
          </table:table-cell>
          <table:table-cell table:style-name="Tabla2.A2" office:value-type="string">
            <text:p text:style-name="P7">99465812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8/11/2021</text:p>
          </table:table-cell>
          <table:table-cell table:style-name="Tabla2.A2" office:value-type="string">
            <text:p text:style-name="P7">92725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1:35:3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